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2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8" table:formula="oooc:=VLOOKUP([.F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Best Western Orchid hotel</text:p>
          </table:table-cell>
          <table:table-cell table:style-name="ce31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8" table:formula="oooc:=VLOOKUP([.F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8" table:formula="oooc:=VLOOKUP([.F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Four Seasons</text:p>
          </table:table-cell>
          <table:table-cell table:style-name="ce22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8" table:formula="oooc:=VLOOKUP([.F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abitat Hotel</text:p>
          </table:table-cell>
          <table:table-cell table:style-name="ce22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8" table:formula="oooc:=VLOOKUP([.F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ilton</text:p>
          </table:table-cell>
          <table:table-cell table:style-name="ce22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8" table:formula="oooc:=VLOOKUP([.F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- Intercontinental</text:p>
          </table:table-cell>
          <table:table-cell table:style-name="ce22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8" table:formula="oooc:=VLOOKUP([.F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Intercontinental</text:p>
          </table:table-cell>
          <table:table-cell table:style-name="ce22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8" table:formula="oooc:=VLOOKUP([.F1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8" table:formula="oooc:=VLOOKUP([.F1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8" table:formula="oooc:=VLOOKUP([.F1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8" table:formula="oooc:=VLOOKUP([.F1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8" table:formula="oooc:=VLOOKUP([.F1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8" table:formula="oooc:=VLOOKUP([.F1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iyadh Marriott hotel</text:p>
          </table:table-cell>
          <table:table-cell table:style-name="ce31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8" table:formula="oooc:=VLOOKUP([.F1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Al Faisaliyah hotel</text:p>
          </table:table-cell>
          <table:table-cell table:style-name="ce31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8" table:formula="oooc:=VLOOKUP([.F1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8" table:formula="oooc:=VLOOKUP([.F1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8" table:formula="oooc:=VLOOKUP([.F2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8" table:formula="oooc:=VLOOKUP([.F2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mmer resort</text:p>
          </table:table-cell>
          <table:table-cell table:style-name="ce22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8" table:formula="oooc:=VLOOKUP([.F2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19. Century Burger</text:p>
          </table:table-cell>
          <table:table-cell table:style-name="ce22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8" table:formula="oooc:=VLOOKUP([.F2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bo Yasser restaurant</text:p>
          </table:table-cell>
          <table:table-cell table:style-name="ce22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8" table:formula="oooc:=VLOOKUP([.F2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Dawar restaurant</text:p>
          </table:table-cell>
          <table:table-cell table:style-name="ce22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8" table:formula="oooc:=VLOOKUP([.F2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Noor Hotelrestorent</text:p>
          </table:table-cell>
          <table:table-cell table:style-name="ce22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8" table:formula="oooc:=VLOOKUP([.F2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fairwz restaurant</text:p>
          </table:table-cell>
          <table:table-cell table:style-name="ce22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8" table:formula="oooc:=VLOOKUP([.F2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Seddah Restaurant</text:p>
          </table:table-cell>
          <table:table-cell table:style-name="ce22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8" table:formula="oooc:=VLOOKUP([.F2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pplebee's</text:p>
          </table:table-cell>
          <table:table-cell table:style-name="ce22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8" table:formula="oooc:=VLOOKUP([.F2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seil</text:p>
          </table:table-cell>
          <table:table-cell table:style-name="ce22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8" table:formula="oooc:=VLOOKUP([.F3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22"/>
        </table:table-row>
        <table:table-row table:style-name="ro2">
          <table:table-cell table:style-name="ce22" office:value-type="string">
            <text:p>Asia restaurant</text:p>
          </table:table-cell>
          <table:table-cell table:style-name="ce22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8" table:formula="oooc:=VLOOKUP([.F3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askin Robbins</text:p>
          </table:table-cell>
          <table:table-cell table:style-name="ce22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8" table:formula="oooc:=VLOOKUP([.F3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har</text:p>
          </table:table-cell>
          <table:table-cell table:style-name="ce22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8" table:formula="oooc:=VLOOKUP([.F3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asa de Brazil</text:p>
          </table:table-cell>
          <table:table-cell table:style-name="ce22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8" table:formula="oooc:=VLOOKUP([.F3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oast chicken carry-out</text:p>
          </table:table-cell>
          <table:table-cell table:style-name="ce22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8" table:formula="oooc:=VLOOKUP([.F3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Chicken</text:p>
          </table:table-cell>
          <table:table-cell table:style-name="ce22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8" table:formula="oooc:=VLOOKUP([.F3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3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8" table:formula="oooc:=VLOOKUP([.F3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8" table:formula="oooc:=VLOOKUP([.F3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aruda restaurant</text:p>
          </table:table-cell>
          <table:table-cell table:style-name="ce22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8" table:formula="oooc:=VLOOKUP([.F4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8" table:formula="oooc:=VLOOKUP([.F4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8" table:formula="oooc:=VLOOKUP([.F4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oreana restaurant</text:p>
          </table:table-cell>
          <table:table-cell table:style-name="ce22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28" table:formula="oooc:=VLOOKUP([.F4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Linas</text:p>
          </table:table-cell>
          <table:table-cell table:style-name="ce22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8" table:formula="oooc:=VLOOKUP([.F4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kkah restaurant</text:p>
          </table:table-cell>
          <table:table-cell table:style-name="ce22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8" table:formula="oooc:=VLOOKUP([.F4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8" table:formula="oooc:=VLOOKUP([.F4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Old fish restaurant</text:p>
          </table:table-cell>
          <table:table-cell table:style-name="ce22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4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kistani restaurant mk 1</text:p>
          </table:table-cell>
          <table:table-cell table:style-name="ce22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8" table:formula="oooc:=VLOOKUP([.F4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2" office:value-type="string">
            <text:p>Pakistani restaurant mk 2</text:p>
          </table:table-cell>
          <table:table-cell table:style-name="ce22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8" table:formula="oooc:=VLOOKUP([.F4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8" table:formula="oooc:=VLOOKUP([.F5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8" table:formula="oooc:=VLOOKUP([.F5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zza Hut</text:p>
          </table:table-cell>
          <table:table-cell table:style-name="ce22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8" table:formula="oooc:=VLOOKUP([.F5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em Alwabadi</text:p>
          </table:table-cell>
          <table:table-cell table:style-name="ce22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8" table:formula="oooc:=VLOOKUP([.F5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8" table:formula="oooc:=VLOOKUP([.F5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otisserie chicken carry-out</text:p>
          </table:table-cell>
          <table:table-cell table:style-name="ce22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8" table:formula="oooc:=VLOOKUP([.F5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hareej Aden Yemini Restaurant</text:p>
          </table:table-cell>
          <table:table-cell table:style-name="ce22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8" table:formula="oooc:=VLOOKUP([.F5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kura</text:p>
          </table:table-cell>
          <table:table-cell table:style-name="ce22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8" table:formula="oooc:=VLOOKUP([.F5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8" table:formula="oooc:=VLOOKUP([.F5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ada Indian Restaurant</text:p>
          </table:table-cell>
          <table:table-cell table:style-name="ce22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8" table:formula="oooc:=VLOOKUP([.F5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ish Tawook</text:p>
          </table:table-cell>
          <table:table-cell table:style-name="ce22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8" table:formula="oooc:=VLOOKUP([.F6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Booth</text:p>
          </table:table-cell>
          <table:table-cell table:style-name="ce22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8" table:formula="oooc:=VLOOKUP([.F6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Carry-out</text:p>
          </table:table-cell>
          <table:table-cell table:style-name="ce22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8" table:formula="oooc:=VLOOKUP([.F6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pears</text:p>
          </table:table-cell>
          <table:table-cell table:style-name="ce22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8" table:formula="oooc:=VLOOKUP([.F6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bway</text:p>
          </table:table-cell>
          <table:table-cell table:style-name="ce22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8" table:formula="oooc:=VLOOKUP([.F6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shi Yoshi</text:p>
          </table:table-cell>
          <table:table-cell table:style-name="ce22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8" table:formula="oooc:=VLOOKUP([.F6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exas Roadhouse</text:p>
          </table:table-cell>
          <table:table-cell table:style-name="ce22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8" table:formula="oooc:=VLOOKUP([.F6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ai Thai Restaurant</text:p>
          </table:table-cell>
          <table:table-cell table:style-name="ce22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8" table:formula="oooc:=VLOOKUP([.F6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e Butcher Shop &amp; Grill</text:p>
          </table:table-cell>
          <table:table-cell table:style-name="ce22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8" table:formula="oooc:=VLOOKUP([.F6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8" table:formula="oooc:=VLOOKUP([.F6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ummy Yummy</text:p>
          </table:table-cell>
          <table:table-cell table:style-name="ce22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8" table:formula="oooc:=VLOOKUP([.F7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AUST: main gate</text:p>
          </table:table-cell>
          <table:table-cell table:style-name="ce22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8" table:formula="oooc:=VLOOKUP([.F71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8" table:formula="oooc:=VLOOKUP([.F72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8" table:formula="oooc:=VLOOKUP([.F73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Exit back of mall of arabia</text:p>
          </table:table-cell>
          <table:table-cell table:style-name="ce22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8" table:formula="oooc:=VLOOKUP([.F74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Exit for Sultan St.</text:p>
          </table:table-cell>
          <table:table-cell table:style-name="ce22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8" table:formula="oooc:=VLOOKUP([.F75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8" table:formula="oooc:=VLOOKUP([.F76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8" table:formula="oooc:=VLOOKUP([.F77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8" table:formula="oooc:=VLOOKUP([.F78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North Terminal</text:p>
          </table:table-cell>
          <table:table-cell table:style-name="ce22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8" table:formula="oooc:=VLOOKUP([.F79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South Terminal</text:p>
          </table:table-cell>
          <table:table-cell table:style-name="ce22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8" table:formula="oooc:=VLOOKUP([.F80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8" table:formula="oooc:=VLOOKUP([.F81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8" table:formula="oooc:=VLOOKUP([.F8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8" table:formula="oooc:=VLOOKUP([.F8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bukhariah district</text:p>
          </table:table-cell>
          <table:table-cell table:style-name="ce22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8" table:formula="oooc:=VLOOKUP([.F8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 Balad: Fruit and Veggie section</text:p>
          </table:table-cell>
          <table:table-cell table:style-name="ce22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8" table:formula="oooc:=VLOOKUP([.F8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derwazah market</text:p>
          </table:table-cell>
          <table:table-cell table:style-name="ce22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8" table:formula="oooc:=VLOOKUP([.F8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sharq souq</text:p>
          </table:table-cell>
          <table:table-cell table:style-name="ce22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8" table:formula="oooc:=VLOOKUP([.F8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nimal Market</text:p>
          </table:table-cell>
          <table:table-cell table:style-name="ce22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8" table:formula="oooc:=VLOOKUP([.F8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8" table:formula="oooc:=VLOOKUP([.F8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inda Weyah (Ribbon Souq)</text:p>
          </table:table-cell>
          <table:table-cell table:style-name="ce22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8" table:formula="oooc:=VLOOKUP([.F9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8" table:formula="oooc:=VLOOKUP([.F9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Khaimah market</text:p>
          </table:table-cell>
          <table:table-cell table:style-name="ce22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8" table:formula="oooc:=VLOOKUP([.F9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8" table:formula="oooc:=VLOOKUP([.F9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Mahmoud Saeed souq</text:p>
          </table:table-cell>
          <table:table-cell table:style-name="ce22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8" table:formula="oooc:=VLOOKUP([.F9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Rockets souq</text:p>
          </table:table-cell>
          <table:table-cell table:style-name="ce22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8" table:formula="oooc:=VLOOKUP([.F9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uq Al Alawi, Al Balad District</text:p>
          </table:table-cell>
          <table:table-cell table:style-name="ce22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8" table:formula="oooc:=VLOOKUP([.F9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ouq Ghorab</text:p>
          </table:table-cell>
          <table:table-cell table:style-name="ce22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8" table:formula="oooc:=VLOOKUP([.F9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8" table:formula="oooc:=VLOOKUP([.F9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market</text:p>
          </table:table-cell>
          <table:table-cell table:style-name="ce22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8" table:formula="oooc:=VLOOKUP([.F9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souq</text:p>
          </table:table-cell>
          <table:table-cell table:style-name="ce22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8" table:formula="oooc:=VLOOKUP([.F10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Yamamah gold souq</text:p>
          </table:table-cell>
          <table:table-cell table:style-name="ce22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8" table:formula="oooc:=VLOOKUP([.F10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2" office:value-type="string">
            <text:p>Starbucks</text:p>
          </table:table-cell>
          <table:table-cell table:style-name="ce22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8" table:formula="oooc:=VLOOKUP([.F102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 table:style-name="ce22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03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 table:style-name="ce22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8" table:formula="oooc:=VLOOKUP([.F104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8" table:formula="oooc:=VLOOKUP([.F105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aruda shop</text:p>
          </table:table-cell>
          <table:table-cell table:style-name="ce22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8" table:formula="oooc:=VLOOKUP([.F106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rocery store</text:p>
          </table:table-cell>
          <table:table-cell table:style-name="ce22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8" table:formula="oooc:=VLOOKUP([.F107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8" table:formula="oooc:=VLOOKUP([.F108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8" table:formula="oooc:=VLOOKUP([.F109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Meed</text:p>
          </table:table-cell>
          <table:table-cell table:style-name="ce22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8" table:formula="oooc:=VLOOKUP([.F110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8" table:formula="oooc:=VLOOKUP([.F111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8" table:formula="oooc:=VLOOKUP([.F112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8" table:formula="oooc:=VLOOKUP([.F113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xtra</text:p>
          </table:table-cell>
          <table:table-cell table:style-name="ce22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8" table:formula="oooc:=VLOOKUP([.F114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8" table:formula="oooc:=VLOOKUP([.F115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8" table:formula="oooc:=VLOOKUP([.F116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World of Smartphones</text:p>
          </table:table-cell>
          <table:table-cell table:style-name="ce22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8" table:formula="oooc:=VLOOKUP([.F117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8" table:formula="oooc:=VLOOKUP([.F118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8" table:formula="oooc:=VLOOKUP([.F119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8" table:formula="oooc:=VLOOKUP([.F120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La Plage Beach</text:p>
          </table:table-cell>
          <table:table-cell table:style-name="ce22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8" table:formula="oooc:=VLOOKUP([.F121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Palm Beach</text:p>
          </table:table-cell>
          <table:table-cell table:style-name="ce22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8" table:formula="oooc:=VLOOKUP([.F122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8" table:formula="oooc:=VLOOKUP([.F123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8" table:formula="oooc:=VLOOKUP([.F124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 Muhaidib Hardware</text:p>
          </table:table-cell>
          <table:table-cell table:style-name="ce22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8" table:formula="oooc:=VLOOKUP([.F125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8" table:formula="oooc:=VLOOKUP([.F126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8" table:formula="oooc:=VLOOKUP([.F127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8" table:formula="oooc:=VLOOKUP([.F128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8" table:formula="oooc:=VLOOKUP([.F129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8" table:formula="oooc:=VLOOKUP([.F130];[Styles.A$1:.C$400];2)" office:value-type="string">
            <text:p>Cars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8" table:formula="oooc:=VLOOKUP([.F131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8" table:formula="oooc:=VLOOKUP([.F132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IKEA</text:p>
          </table:table-cell>
          <table:table-cell table:style-name="ce22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8" table:formula="oooc:=VLOOKUP([.F133];[Styles.A$1:.C$400];2)" office:value-type="string">
            <text:p>Furniture shop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2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8" table:formula="oooc:=VLOOKUP([.F134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Eurovets</text:p>
          </table:table-cell>
          <table:table-cell table:style-name="ce22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8" table:formula="oooc:=VLOOKUP([.F135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Jeddah Veterinary Clinic</text:p>
          </table:table-cell>
          <table:table-cell table:style-name="ce22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8" table:formula="oooc:=VLOOKUP([.F136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Happy Pet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8" table:formula="oooc:=VLOOKUP([.F137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8" table:formula="oooc:=VLOOKUP([.F138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8" table:formula="oooc:=VLOOKUP([.F139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Toys R Us</text:p>
          </table:table-cell>
          <table:table-cell table:style-name="ce22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8" table:formula="oooc:=VLOOKUP([.F140];[Styles.A$1:.C$400];2)" office:value-type="string">
            <text:p>Toys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2" office:value-type="string">
            <text:p>DFSH - Dr. Soliman Fakeeh Hospital</text:p>
          </table:table-cell>
          <table:table-cell table:style-name="ce22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8" table:formula="oooc:=VLOOKUP([.F141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IMC - International Medical Center Jeddah</text:p>
          </table:table-cell>
          <table:table-cell table:style-name="ce22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8" table:formula="oooc:=VLOOKUP([.F142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8" table:formula="oooc:=VLOOKUP([.F143];[Styles.A$1:.C$400];2)" office:value-type="string">
            <text:p>Police station</text:p>
          </table:table-cell>
          <table:table-cell table:style-name="ce22" office:value-type="float" office:value="685">
            <text:p>685</text:p>
          </table:table-cell>
        </table:table-row>
        <table:table-row table:style-name="ro2">
          <table:table-cell table:style-name="ce22" office:value-type="string">
            <text:p>Mechanic</text:p>
          </table:table-cell>
          <table:table-cell table:style-name="ce22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8" table:formula="oooc:=VLOOKUP([.F144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8" table:formula="oooc:=VLOOKUP([.F145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 table:style-name="ce22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8" table:formula="oooc:=VLOOKUP([.F146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8" table:formula="oooc:=VLOOKUP([.F147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8" table:formula="oooc:=VLOOKUP([.F148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8" table:formula="oooc:=VLOOKUP([.F149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8" table:formula="oooc:=VLOOKUP([.F150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8" table:formula="oooc:=VLOOKUP([.F151];[Styles.A$1:.C$400];2)" office:value-type="string">
            <text:p>Embassy, consulate</text:p>
          </table:table-cell>
          <table:table-cell table:style-name="ce22" office:value-type="float" office:value="690">
            <text:p>690</text:p>
          </table:table-cell>
        </table:table-row>
        <table:table-row table:style-name="ro2">
          <table:table-cell table:style-name="ce22" office:value-type="string">
            <text:p>Wheels</text:p>
          </table:table-cell>
          <table:table-cell table:style-name="ce22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8" table:formula="oooc:=VLOOKUP([.F152];[Styles.A$1:.C$400];2)" office:value-type="string">
            <text:p>Bike shop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2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8" table:formula="oooc:=VLOOKUP([.F153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8" table:formula="oooc:=VLOOKUP([.F154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 table:style-name="ce22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8" table:formula="oooc:=VLOOKUP([.F155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8" table:formula="oooc:=VLOOKUP([.F156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 table:style-name="ce22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8" table:formula="oooc:=VLOOKUP([.F157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N)</text:p>
          </table:table-cell>
          <table:table-cell table:style-name="ce22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28" table:formula="oooc:=VLOOKUP([.F158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S)</text:p>
          </table:table-cell>
          <table:table-cell table:style-name="ce22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8" table:formula="oooc:=VLOOKUP([.F159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upplies</text:p>
          </table:table-cell>
          <table:table-cell table:style-name="ce22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8" table:formula="oooc:=VLOOKUP([.F160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8" table:formula="oooc:=VLOOKUP([.F161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Lingo Computer Store</text:p>
          </table:table-cell>
          <table:table-cell table:style-name="ce22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8" table:formula="oooc:=VLOOKUP([.F162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6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8" table:formula="oooc:=VLOOKUP([.F164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niche Commercial Center</text:p>
          </table:table-cell>
          <table:table-cell table:style-name="ce22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8" table:formula="oooc:=VLOOKUP([.F165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8" table:formula="oooc:=VLOOKUP([.F166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8" table:formula="oooc:=VLOOKUP([.F167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 of Arabia</text:p>
          </table:table-cell>
          <table:table-cell table:style-name="ce22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8" table:formula="oooc:=VLOOKUP([.F168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2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8" table:formula="oooc:=VLOOKUP([.F169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oshan Mall</text:p>
          </table:table-cell>
          <table:table-cell table:style-name="ce22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8" table:formula="oooc:=VLOOKUP([.F170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erafi Mall</text:p>
          </table:table-cell>
          <table:table-cell table:style-name="ce22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8" table:formula="oooc:=VLOOKUP([.F171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tars Avenue Mall</text:p>
          </table:table-cell>
          <table:table-cell table:style-name="ce22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8" table:formula="oooc:=VLOOKUP([.F172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8" table:formula="oooc:=VLOOKUP([.F17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8" table:formula="oooc:=VLOOKUP([.F174];[Styles.A$1:.C$400];2)" office:value-type="string">
            <text:p>Boat shop</text:p>
          </table:table-cell>
          <table:table-cell table:style-name="ce22" office:value-type="float" office:value="695">
            <text:p>695</text:p>
          </table:table-cell>
        </table:table-row>
        <table:table-row table:style-name="ro2">
          <table:table-cell table:style-name="ce22" office:value-type="string">
            <text:p>Blue reef divers</text:p>
          </table:table-cell>
          <table:table-cell table:style-name="ce31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8" table:formula="oooc:=VLOOKUP([.F175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Red Sea divers</text:p>
          </table:table-cell>
          <table:table-cell table:style-name="ce31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8" table:formula="oooc:=VLOOKUP([.F176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The Arab circumnavigator</text:p>
          </table:table-cell>
          <table:table-cell table:style-name="ce31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8" table:formula="oooc:=VLOOKUP([.F177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Desert Sea Divers</text:p>
          </table:table-cell>
          <table:table-cell table:style-name="ce22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8" table:formula="oooc:=VLOOKUP([.F178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Dream Divers</text:p>
          </table:table-cell>
          <table:table-cell table:style-name="ce22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8" table:formula="oooc:=VLOOKUP([.F179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Information on this peculiar looking structure is scarce. [http://crazymoor.wordpress.com/2007/11/25/an-underground-oasis-in-saudi-arabia/]</text:p>
          </table:table-cell>
          <table:table-cell table:style-name="ce27" office:value-type="float" office:value="26.55833888888889">
            <text:p>26.5583389</text:p>
          </table:table-cell>
          <table:table-cell table:style-name="ce27" office:value-type="float" office:value="47.17212222222222">
            <text:p>47.1721222</text:p>
          </table:table-cell>
          <table:table-cell table:style-name="ce28" table:formula="oooc:=VLOOKUP([.F18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8" table:formula="oooc:=VLOOKUP([.F181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l Akhal Oasis</text:p>
          </table:table-cell>
          <table:table-cell/>
          <table:table-cell table:style-name="ce27" office:value-type="float" office:value="23.3108">
            <text:p>23.3108000</text:p>
          </table:table-cell>
          <table:table-cell table:style-name="ce27" office:value-type="float" office:value="39.84889166666667">
            <text:p>39.8488917</text:p>
          </table:table-cell>
          <table:table-cell table:style-name="ce28" table:formula="oooc:=VLOOKUP([.F18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8" table:formula="oooc:=VLOOKUP([.F18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8" table:formula="oooc:=VLOOKUP([.F184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gle rock</text:p>
          </table:table-cell>
          <table:table-cell table:style-name="ce22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8" table:formula="oooc:=VLOOKUP([.F185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lephant rock</text:p>
          </table:table-cell>
          <table:table-cell table:style-name="ce22" office:value-type="string">
            <text:p>Thanks, Greg Wickham [http://www.openstreetmap.org/node/973472648]</text:p>
          </table:table-cell>
          <table:table-cell table:style-name="ce27" office:value-type="float" office:value="26.68966111111111">
            <text:p>26.6896611</text:p>
          </table:table-cell>
          <table:table-cell table:style-name="ce27" office:value-type="float" office:value="37.97993888888889">
            <text:p>37.9799389</text:p>
          </table:table-cell>
          <table:table-cell table:style-name="ce28" table:formula="oooc:=VLOOKUP([.F186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nd of World</text:p>
          </table:table-cell>
          <table:table-cell table:style-name="ce22" office:value-type="string">
            <text:p>A beautiful site, http://www.blueabaya.com/2012/08/guide-to-edge-of-world.html</text:p>
          </table:table-cell>
          <table:table-cell table:style-name="ce27" office:value-type="float" office:value="24.944833333333335">
            <text:p>24.9448333</text:p>
          </table:table-cell>
          <table:table-cell table:style-name="ce27" office:value-type="float" office:value="45.99225">
            <text:p>45.9922500</text:p>
          </table:table-cell>
          <table:table-cell table:style-name="ce28" table:formula="oooc:=VLOOKUP([.F187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Hot springs</text:p>
          </table:table-cell>
          <table:table-cell table:style-name="ce22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8" table:formula="oooc:=VLOOKUP([.F188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8" table:formula="oooc:=VLOOKUP([.F189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8" table:formula="oooc:=VLOOKUP([.F19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Rabigh Peninsula</text:p>
          </table:table-cell>
          <table:table-cell table:style-name="ce22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8" table:formula="oooc:=VLOOKUP([.F191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8" table:formula="oooc:=VLOOKUP([.F19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8" table:formula="oooc:=VLOOKUP([.F19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adain Saleh</text:p>
          </table:table-cell>
          <table:table-cell table:style-name="ce22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8" table:formula="oooc:=VLOOKUP([.F194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 table:style-name="ce22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8" table:formula="oooc:=VLOOKUP([.F195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 table:style-name="ce22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8" table:formula="oooc:=VLOOKUP([.F196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n Ottoman fortress</text:p>
          </table:table-cell>
          <table:table-cell table:style-name="ce22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8" table:formula="oooc:=VLOOKUP([.F197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8" table:formula="oooc:=VLOOKUP([.F198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Al Wazir Pharmacy</text:p>
          </table:table-cell>
          <table:table-cell table:style-name="ce22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8" table:formula="oooc:=VLOOKUP([.F199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harmacy</text:p>
          </table:table-cell>
          <table:table-cell table:style-name="ce22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8" table:formula="oooc:=VLOOKUP([.F200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8" table:formula="oooc:=VLOOKUP([.F201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8" table:formula="oooc:=VLOOKUP([.F202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Car wash</text:p>
          </table:table-cell>
          <table:table-cell table:style-name="ce22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8" table:formula="oooc:=VLOOKUP([.F203];[Styles.A$1:.C$400];2)" office:value-type="string">
            <text:p>Car wash</text:p>
          </table:table-cell>
          <table:table-cell table:style-name="ce22" office:value-type="float" office:value="702">
            <text:p>702</text:p>
          </table:table-cell>
        </table:table-row>
        <table:table-row table:style-name="ro2">
          <table:table-cell table:style-name="ce22" office:value-type="string">
            <text:p>ATM</text:p>
          </table:table-cell>
          <table:table-cell table:style-name="ce22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8" table:formula="oooc:=VLOOKUP([.F204];[Styles.A$1:.C$400];2)" office:value-type="string">
            <text:p>ATM</text:p>
          </table:table-cell>
          <table:table-cell table:style-name="ce22" office:value-type="float" office:value="703">
            <text:p>703</text:p>
          </table:table-cell>
        </table:table-row>
        <table:table-row table:style-name="ro2">
          <table:table-cell table:style-name="ce22" office:value-type="string">
            <text:p>Fabric Souq</text:p>
          </table:table-cell>
          <table:table-cell table:style-name="ce22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8" table:formula="oooc:=VLOOKUP([.F205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Textile shop</text:p>
          </table:table-cell>
          <table:table-cell table:style-name="ce22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8" table:formula="oooc:=VLOOKUP([.F206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8" table:formula="oooc:=VLOOKUP([.F207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8" table:formula="oooc:=VLOOKUP([.F208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8" table:formula="oooc:=VLOOKUP([.F209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Al Bahah</text:p>
          </table:table-cell>
          <table:table-cell table:style-name="ce22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8" table:formula="oooc:=VLOOKUP([.F210];[Styles.A$1:.C$400];2)" office:value-type="string">
            <text:p>City, town, village</text:p>
          </table:table-cell>
          <table:table-cell table:style-name="ce22" office:value-type="float" office:value="706">
            <text:p>706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8" table:formula="oooc:=VLOOKUP([.F211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8" table:formula="oooc:=VLOOKUP([.F212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Juffali mosque</text:p>
          </table:table-cell>
          <table:table-cell table:style-name="ce22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8" table:formula="oooc:=VLOOKUP([.F213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8" table:formula="oooc:=VLOOKUP([.F214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8" table:formula="oooc:=VLOOKUP([.F215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An Bint Dam</text:p>
          </table:table-cell>
          <table:table-cell table:style-name="ce22" office:value-type="string">
            <text:p>Thanks, Greg Wickham</text:p>
          </table:table-cell>
          <table:table-cell table:style-name="ce27" office:value-type="float" office:value="25.48488888888889">
            <text:p>25.4848889</text:p>
          </table:table-cell>
          <table:table-cell table:style-name="ce27" office:value-type="float" office:value="39.36279722222223">
            <text:p>39.3627972</text:p>
          </table:table-cell>
          <table:table-cell table:style-name="ce28" table:formula="oooc:=VLOOKUP([.F216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8" table:formula="oooc:=VLOOKUP([.F217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8" table:formula="oooc:=VLOOKUP([.F218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  <table:table-cell table:style-name="ce22"/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8" table:formula="oooc:=VLOOKUP([.F219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8" table:formula="oooc:=VLOOKUP([.F220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8" table:formula="oooc:=VLOOKUP([.F221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8" table:formula="oooc:=VLOOKUP([.F222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8" table:formula="oooc:=VLOOKUP([.F223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8" table:formula="oooc:=VLOOKUP([.F224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8" table:formula="oooc:=VLOOKUP([.F225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8" table:formula="oooc:=VLOOKUP([.F226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8" table:formula="oooc:=VLOOKUP([.F227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ubra palace</text:p>
          </table:table-cell>
          <table:table-cell table:style-name="ce22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8" table:formula="oooc:=VLOOKUP([.F228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8" table:formula="oooc:=VLOOKUP([.F229];[Styles.A$1:.C$400];2)" office:value-type="string">
            <text:p>Water park</text:p>
          </table:table-cell>
          <table:table-cell table:style-name="ce22" office:value-type="float" office:value="711">
            <text:p>711</text:p>
          </table:table-cell>
        </table:table-row>
        <table:table-row table:style-name="ro2">
          <table:table-cell table:style-name="ce22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28" table:formula="oooc:=VLOOKUP([.F230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  <table:table-cell table:style-name="ce22"/>
        </table:table-row>
        <table:table-row table:style-name="ro2">
          <table:table-cell table:style-name="ce22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8" table:formula="oooc:=VLOOKUP([.F231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2" office:value-type="string">
            <text:p>Dhi Ain, archaeological village</text:p>
          </table:table-cell>
          <table:table-cell table:style-name="ce22" office:value-type="string">
            <text:p>Also known as Marble Village, thanks to Greg</text:p>
          </table:table-cell>
          <table:table-cell table:style-name="ce27" office:value-type="float" office:value="19.93061388888889">
            <text:p>19.9306139</text:p>
          </table:table-cell>
          <table:table-cell table:style-name="ce27" office:value-type="float" office:value="41.44248888888889">
            <text:p>41.4424889</text:p>
          </table:table-cell>
          <table:table-cell table:style-name="ce28" table:formula="oooc:=VLOOKUP([.F232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8" table:formula="oooc:=VLOOKUP([.F233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8" table:formula="oooc:=VLOOKUP([.F234];[Styles.A$1:.C$400];2)" office:value-type="string">
            <text:p>Tower building, skyscraper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style-name="ce22" office:value-type="string">
            <text:p>Suzuki dealership</text:p>
          </table:table-cell>
          <table:table-cell table:style-name="ce31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8" table:formula="oooc:=VLOOKUP([.F235];[Styles.A$1:.C$400];2)" office:value-type="string">
            <text:p>Motorbike shop</text:p>
          </table:table-cell>
          <table:table-cell table:style-name="ce22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Jeddah Fish market</text:p>
          </table:table-cell>
          <table:table-cell table:style-name="ce22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8" table:formula="oooc:=VLOOKUP([.F236];[Styles.A$1:.C$400];2)" office:value-type="string">
            <text:p>Fish market</text:p>
          </table:table-cell>
          <table:table-cell table:style-name="ce22" office:value-type="float" office:value="717">
            <text:p>717</text:p>
          </table:table-cell>
        </table:table-row>
        <table:table-row table:style-name="ro2">
          <table:table-cell table:style-name="ce22" office:value-type="string">
            <text:p>Sugarloaf</text:p>
          </table:table-cell>
          <table:table-cell table:style-name="ce22" office:value-type="string">
            <text:p>Thx to Gofran Kurdi via Facebook, [http://www.openstreetmap.org/node/3324645783]</text:p>
          </table:table-cell>
          <table:table-cell table:style-name="ce27" office:value-type="float" office:value="21.161027777777775">
            <text:p>21.1610278</text:p>
          </table:table-cell>
          <table:table-cell table:style-name="ce27" office:value-type="float" office:value="39.957">
            <text:p>39.9570000</text:p>
          </table:table-cell>
          <table:table-cell table:style-name="ce28" table:formula="oooc:=VLOOKUP([.F237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Climbing site / Boulder</text:p>
          </table:table-cell>
          <table:table-cell table:style-name="ce22" office:value-type="string">
            <text:p>From Sebastian Wolf via Facebook, 15m UIAA 6+ up to 9 several sides - now with hooks and loops</text:p>
          </table:table-cell>
          <table:table-cell table:style-name="ce27" office:value-type="float" office:value="21.698866666666667">
            <text:p>21.6988667</text:p>
          </table:table-cell>
          <table:table-cell table:style-name="ce27" office:value-type="float" office:value="39.34705277777778">
            <text:p>39.3470528</text:p>
          </table:table-cell>
          <table:table-cell table:style-name="ce28" table:formula="oooc:=VLOOKUP([.F238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Al Harrah</text:p>
          </table:table-cell>
          <table:table-cell table:style-name="ce22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8" table:formula="oooc:=VLOOKUP([.F23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8" table:formula="oooc:=VLOOKUP([.F240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Ithnayn</text:p>
          </table:table-cell>
          <table:table-cell table:style-name="ce22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8" table:formula="oooc:=VLOOKUP([.F241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l Birk</text:p>
          </table:table-cell>
          <table:table-cell table:style-name="ce22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8" table:formula="oooc:=VLOOKUP([.F242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Khaybar</text:p>
          </table:table-cell>
          <table:table-cell table:style-name="ce22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8" table:formula="oooc:=VLOOKUP([.F243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Lunaiyir</text:p>
          </table:table-cell>
          <table:table-cell table:style-name="ce22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8" table:formula="oooc:=VLOOKUP([.F244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r Rahah</text:p>
          </table:table-cell>
          <table:table-cell table:style-name="ce22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8" table:formula="oooc:=VLOOKUP([.F245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Rahat</text:p>
          </table:table-cell>
          <table:table-cell table:style-name="ce22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8" table:formula="oooc:=VLOOKUP([.F246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Uwayrid</text:p>
          </table:table-cell>
          <table:table-cell table:style-name="ce22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8" table:formula="oooc:=VLOOKUP([.F247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Jabal Yar</text:p>
          </table:table-cell>
          <table:table-cell table:style-name="ce22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8" table:formula="oooc:=VLOOKUP([.F248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ahba crater</text:p>
          </table:table-cell>
          <table:table-cell table:style-name="ce22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8" table:formula="oooc:=VLOOKUP([.F24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hite volcano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8" table:formula="oooc:=VLOOKUP([.F250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8" table:formula="oooc:=VLOOKUP([.F251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8" table:formula="oooc:=VLOOKUP([.F252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8" table:formula="oooc:=VLOOKUP([.F253];[Styles.A$1:.C$400];2)" office:value-type="string">
            <text:p>View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2" office:value-type="string">
            <text:p>Eve's Grave</text:p>
          </table:table-cell>
          <table:table-cell table:style-name="ce22" office:value-type="string">
            <text:p>[http://www.openstreetmap.org/way/41409162]</text:p>
          </table:table-cell>
          <table:table-cell table:style-name="ce27" office:value-type="float" office:value="21.491355555555558">
            <text:p>21.4913556</text:p>
          </table:table-cell>
          <table:table-cell table:style-name="ce27" office:value-type="float" office:value="39.190275">
            <text:p>39.1902750</text:p>
          </table:table-cell>
          <table:table-cell table:style-name="ce28" table:formula="oooc:=VLOOKUP([.F254];[Styles.A$1:.C$400];2)" office:value-type="string">
            <text:p>Memorial</text:p>
          </table:table-cell>
          <table:table-cell table:style-name="ce22" office:value-type="float" office:value="722">
            <text:p>722</text:p>
          </table:table-cell>
        </table:table-row>
        <table:table-row table:style-name="ro2">
          <table:table-cell table:style-name="ce22" office:value-type="string">
            <text:p>Bicycle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8" table:formula="oooc:=VLOOKUP([.F255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Compass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8" table:formula="oooc:=VLOOKUP([.F256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8" table:formula="oooc:=VLOOKUP([.F257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lying carpet monument</text:p>
          </table:table-cell>
          <table:table-cell table:style-name="ce22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8" table:formula="oooc:=VLOOKUP([.F258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ountain monument</text:p>
          </table:table-cell>
          <table:table-cell table:style-name="ce22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8" table:formula="oooc:=VLOOKUP([.F259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Pinball monument</text:p>
          </table:table-cell>
          <table:table-cell table:style-name="ce22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8" table:formula="oooc:=VLOOKUP([.F260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Hibashi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8" table:formula="oooc:=VLOOKUP([.F261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Jirsan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8" table:formula="oooc:=VLOOKUP([.F262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8" table:formula="oooc:=VLOOKUP([.F263];[Styles.A$1:.C$400];2)" office:value-type="string">
            <text:p>Well</text:p>
          </table:table-cell>
          <table:table-cell table:style-name="ce22" office:value-type="float" office:value="730">
            <text:p>730</text:p>
          </table:table-cell>
        </table:table-row>
        <table:table-row table:style-name="ro2">
          <table:table-cell table:style-name="ce22" office:value-type="string">
            <text:p>Mastorah Dunes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8" table:formula="oooc:=VLOOKUP([.F264];[Styles.A$1:.C$400];2)" office:value-type="string">
            <text:p>Sand dunes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2" office:value-type="string">
            <text:p>Driving license bureau</text:p>
          </table:table-cell>
          <table:table-cell table:style-name="ce22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8" table:formula="oooc:=VLOOKUP([.F265];[Styles.A$1:.C$400];2)" office:value-type="string">
            <text:p>Driving license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style-name="ce22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8" table:formula="oooc:=VLOOKUP([.F266];[Styles.A$1:.C$400];2)" office:value-type="string">
            <text:p>Shipwreck</text:p>
          </table:table-cell>
          <table:table-cell table:style-name="ce22" office:value-type="float" office:value="733">
            <text:p>733</text:p>
          </table:table-cell>
          <table:table-cell table:style-name="ce22"/>
        </table:table-row>
        <table:table-row table:style-name="ro2">
          <table:table-cell table:style-name="ce22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8" table:formula="oooc:=VLOOKUP([.F267];[Styles.A$1:.C$400];2)" office:value-type="string">
            <text:p>Palace</text:p>
          </table:table-cell>
          <table:table-cell table:style-name="ce22" office:value-type="float" office:value="734">
            <text:p>734</text:p>
          </table:table-cell>
        </table:table-row>
        <table:table-row table:style-name="ro2">
          <table:table-cell table:style-name="ce22" office:value-type="string">
            <text:p>Saibah Lagoons, north lagoon</text:p>
          </table:table-cell>
          <table:table-cell table:style-name="ce22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8" table:formula="oooc:=VLOOKUP([.F268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Saibah Lagoons, south lagoon</text:p>
          </table:table-cell>
          <table:table-cell table:style-name="ce22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8" table:formula="oooc:=VLOOKUP([.F269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Free parking nearby JED south terminal</text:p>
          </table:table-cell>
          <table:table-cell table:style-name="ce22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8" table:formula="oooc:=VLOOKUP([.F270];[Styles.A$1:.C$400];2)" office:value-type="string">
            <text:p>Parking</text:p>
          </table:table-cell>
          <table:table-cell table:style-name="ce22" office:value-type="float" office:value="736">
            <text:p>736</text:p>
          </table:table-cell>
        </table:table-row>
        <table:table-row table:style-name="ro2">
          <table:table-cell table:style-name="ce22" office:value-type="string">
            <text:p>Fakieh Aquarium</text:p>
          </table:table-cell>
          <table:table-cell table:style-name="ce22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8" table:formula="oooc:=VLOOKUP([.F271];[Styles.A$1:.C$400];2)" office:value-type="string">
            <text:p>Aquarium</text:p>
          </table:table-cell>
          <table:table-cell table:style-name="ce22" office:value-type="float" office:value="737">
            <text:p>737</text:p>
          </table:table-cell>
        </table:table-row>
        <table:table-row table:style-name="ro2">
          <table:table-cell table:style-name="ce22" office:value-type="string">
            <text:p>Ajlan Frame Shop</text:p>
          </table:table-cell>
          <table:table-cell table:style-name="ce22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8" table:formula="oooc:=VLOOKUP([.F272];[Styles.A$1:.C$400];2)" office:value-type="string">
            <text:p>Art shop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7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2" office:value-type="float" office:value="666">
            <text:p>666</text:p>
          </table:table-cell>
          <table:table-cell table:style-name="ce22" office:value-type="string">
            <text:p>Hotel</text:p>
          </table:table-cell>
          <table:table-cell table:style-name="ce22" office:value-type="string">
            <text:p>hotel_nostars</text:p>
          </table:table-cell>
          <table:table-cell table:style-name="ce22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7">
            <text:p>667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restaurant_generic</text:p>
          </table:table-cell>
          <table:table-cell table:style-name="ce22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8">
            <text:p>668</text:p>
          </table:table-cell>
          <table:table-cell table:style-name="ce22" office:value-type="string">
            <text:p>Checkpoint</text:p>
          </table:table-cell>
          <table:table-cell table:style-name="ce22" office:value-type="string">
            <text:p>toll_station</text:p>
          </table:table-cell>
          <table:table-cell table:style-name="ce22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69">
            <text:p>669</text:p>
          </table:table-cell>
          <table:table-cell table:style-name="ce22" office:value-type="string">
            <text:p>Intersection</text:p>
          </table:table-cell>
          <table:table-cell table:style-name="ce22" office:value-type="string">
            <text:p>junction</text:p>
          </table:table-cell>
          <table:table-cell table:style-name="ce22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0">
            <text:p>670</text:p>
          </table:table-cell>
          <table:table-cell table:style-name="ce22" office:value-type="string">
            <text:p>Airport terminal</text:p>
          </table:table-cell>
          <table:table-cell table:style-name="ce22" office:value-type="string">
            <text:p>airport_terminal</text:p>
          </table:table-cell>
          <table:table-cell table:style-name="ce22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1">
            <text:p>671</text:p>
          </table:table-cell>
          <table:table-cell table:style-name="ce22" office:value-type="string">
            <text:p>Souq</text:p>
          </table:table-cell>
          <table:table-cell table:style-name="ce22" office:value-type="string">
            <text:p>souq</text:p>
          </table:table-cell>
          <table:table-cell table:style-name="ce22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2">
            <text:p>672</text:p>
          </table:table-cell>
          <table:table-cell table:style-name="ce22" office:value-type="string">
            <text:p>Coffeehouse</text:p>
          </table:table-cell>
          <table:table-cell table:style-name="ce22" office:value-type="string">
            <text:p>coffee</text:p>
          </table:table-cell>
          <table:table-cell table:style-name="ce22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3">
            <text:p>673</text:p>
          </table:table-cell>
          <table:table-cell table:style-name="ce22" office:value-type="string">
            <text:p>Supermarket</text:p>
          </table:table-cell>
          <table:table-cell table:style-name="ce22" office:value-type="string">
            <text:p>supermarket</text:p>
          </table:table-cell>
          <table:table-cell table:style-name="ce22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4">
            <text:p>674</text:p>
          </table:table-cell>
          <table:table-cell table:style-name="ce22" office:value-type="string">
            <text:p>Electronics shop</text:p>
          </table:table-cell>
          <table:table-cell table:style-name="ce22" office:value-type="string">
            <text:p>electronics</text:p>
          </table:table-cell>
          <table:table-cell table:style-name="ce22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5">
            <text:p>675</text:p>
          </table:table-cell>
          <table:table-cell table:style-name="ce22" office:value-type="string">
            <text:p>Beach</text:p>
          </table:table-cell>
          <table:table-cell table:style-name="ce22" office:value-type="string">
            <text:p>beach</text:p>
          </table:table-cell>
          <table:table-cell table:style-name="ce22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6">
            <text:p>676</text:p>
          </table:table-cell>
          <table:table-cell table:style-name="ce22" office:value-type="string">
            <text:p>Hardware store</text:p>
          </table:table-cell>
          <table:table-cell table:style-name="ce22" office:value-type="string">
            <text:p>hardware</text:p>
          </table:table-cell>
          <table:table-cell table:style-name="ce22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7">
            <text:p>677</text:p>
          </table:table-cell>
          <table:table-cell table:style-name="ce22" office:value-type="string">
            <text:p>Cars</text:p>
          </table:table-cell>
          <table:table-cell table:style-name="ce22" office:value-type="string">
            <text:p>car</text:p>
          </table:table-cell>
          <table:table-cell table:style-name="ce22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8">
            <text:p>678</text:p>
          </table:table-cell>
          <table:table-cell table:style-name="ce22" office:value-type="string">
            <text:p>Book store</text:p>
          </table:table-cell>
          <table:table-cell table:style-name="ce22" office:value-type="string">
            <text:p>book</text:p>
          </table:table-cell>
          <table:table-cell table:style-name="ce22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9">
            <text:p>679</text:p>
          </table:table-cell>
          <table:table-cell table:style-name="ce22" office:value-type="string">
            <text:p>Furniture shop</text:p>
          </table:table-cell>
          <table:table-cell table:style-name="ce22" office:value-type="string">
            <text:p>furniture</text:p>
          </table:table-cell>
          <table:table-cell table:style-name="ce22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0">
            <text:p>680</text:p>
          </table:table-cell>
          <table:table-cell table:style-name="ce22" office:value-type="string">
            <text:p>Veterinary</text:p>
          </table:table-cell>
          <table:table-cell table:style-name="ce22" office:value-type="string">
            <text:p>veterinary</text:p>
          </table:table-cell>
          <table:table-cell table:style-name="ce22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1">
            <text:p>681</text:p>
          </table:table-cell>
          <table:table-cell table:style-name="ce22" office:value-type="string">
            <text:p>Pet shop</text:p>
          </table:table-cell>
          <table:table-cell table:style-name="ce22" office:value-type="string">
            <text:p>pets</text:p>
          </table:table-cell>
          <table:table-cell table:style-name="ce22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2">
            <text:p>682</text:p>
          </table:table-cell>
          <table:table-cell table:style-name="ce22" office:value-type="string">
            <text:p>Toys</text:p>
          </table:table-cell>
          <table:table-cell table:style-name="ce22" office:value-type="string">
            <text:p>toys</text:p>
          </table:table-cell>
          <table:table-cell table:style-name="ce22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3">
            <text:p>683</text:p>
          </table:table-cell>
          <table:table-cell table:style-name="ce22" office:value-type="string">
            <text:p>Hospital</text:p>
          </table:table-cell>
          <table:table-cell table:style-name="ce22" office:value-type="string">
            <text:p>hospital-building</text:p>
          </table:table-cell>
          <table:table-cell table:style-name="ce22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4">
            <text:p>6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5">
            <text:p>685</text:p>
          </table:table-cell>
          <table:table-cell table:style-name="ce22" office:value-type="string">
            <text:p>Police station</text:p>
          </table:table-cell>
          <table:table-cell table:style-name="ce22" office:value-type="string">
            <text:p>police_station</text:p>
          </table:table-cell>
          <table:table-cell table:style-name="ce22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6">
            <text:p>686</text:p>
          </table:table-cell>
          <table:table-cell table:style-name="ce22" office:value-type="string">
            <text:p>University</text:p>
          </table:table-cell>
          <table:table-cell table:style-name="ce22" office:value-type="string">
            <text:p>university</text:p>
          </table:table-cell>
          <table:table-cell table:style-name="ce22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7">
            <text:p>687</text:p>
          </table:table-cell>
          <table:table-cell table:style-name="ce22" office:value-type="string">
            <text:p>Car repair</text:p>
          </table:table-cell>
          <table:table-cell table:style-name="ce22" office:value-type="string">
            <text:p>carrepair</text:p>
          </table:table-cell>
          <table:table-cell table:style-name="ce22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8">
            <text:p>688</text:p>
          </table:table-cell>
          <table:table-cell table:style-name="ce22" office:value-type="string">
            <text:p>Bank</text:p>
          </table:table-cell>
          <table:table-cell table:style-name="ce22" office:value-type="string">
            <text:p>bank</text:p>
          </table:table-cell>
          <table:table-cell table:style-name="ce22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9">
            <text:p>689</text:p>
          </table:table-cell>
          <table:table-cell table:style-name="ce22" office:value-type="string">
            <text:p>Police checkpoint</text:p>
          </table:table-cell>
          <table:table-cell table:style-name="ce22" office:value-type="string">
            <text:p>police_checkpoint</text:p>
          </table:table-cell>
          <table:table-cell table:style-name="ce22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90">
            <text:p>690</text:p>
          </table:table-cell>
          <table:table-cell table:style-name="ce22" office:value-type="string">
            <text:p>Embassy, consulate</text:p>
          </table:table-cell>
          <table:table-cell table:style-name="ce22" office:value-type="string">
            <text:p>embassy</text:p>
          </table:table-cell>
          <table:table-cell table:style-name="ce22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91">
            <text:p>691</text:p>
          </table:table-cell>
          <table:table-cell table:style-name="ce22" office:value-type="string">
            <text:p>Bike shop</text:p>
          </table:table-cell>
          <table:table-cell table:style-name="ce22" office:value-type="string">
            <text:p>bicycle_shop</text:p>
          </table:table-cell>
          <table:table-cell table:style-name="ce22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2">
            <text:p>692</text:p>
          </table:table-cell>
          <table:table-cell table:style-name="ce22" office:value-type="string">
            <text:p>Sewing shop</text:p>
          </table:table-cell>
          <table:table-cell table:style-name="ce22" office:value-type="string">
            <text:p>sewingmachine</text:p>
          </table:table-cell>
          <table:table-cell table:style-name="ce22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3">
            <text:p>693</text:p>
          </table:table-cell>
          <table:table-cell table:style-name="ce22" office:value-type="string">
            <text:p>Computers</text:p>
          </table:table-cell>
          <table:table-cell table:style-name="ce22" office:value-type="string">
            <text:p>computers</text:p>
          </table:table-cell>
          <table:table-cell table:style-name="ce22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4">
            <text:p>694</text:p>
          </table:table-cell>
          <table:table-cell table:style-name="ce22" office:value-type="string">
            <text:p>Mall</text:p>
          </table:table-cell>
          <table:table-cell table:style-name="ce22" office:value-type="string">
            <text:p>mall</text:p>
          </table:table-cell>
          <table:table-cell table:style-name="ce22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5">
            <text:p>695</text:p>
          </table:table-cell>
          <table:table-cell table:style-name="ce22" office:value-type="string">
            <text:p>Boat shop</text:p>
          </table:table-cell>
          <table:table-cell table:style-name="ce22" office:value-type="string">
            <text:p>boatshop</text:p>
          </table:table-cell>
          <table:table-cell table:style-name="ce22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6">
            <text:p>696</text:p>
          </table:table-cell>
          <table:table-cell table:style-name="ce22" office:value-type="string">
            <text:p>Scuba shop</text:p>
          </table:table-cell>
          <table:table-cell table:style-name="ce22" office:value-type="string">
            <text:p>scubashop</text:p>
          </table:table-cell>
          <table:table-cell table:style-name="ce22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7">
            <text:p>697</text:p>
          </table:table-cell>
          <table:table-cell table:style-name="ce22" office:value-type="string">
            <text:p>Scuba diving</text:p>
          </table:table-cell>
          <table:table-cell table:style-name="ce22" office:value-type="string">
            <text:p>scuba</text:p>
          </table:table-cell>
          <table:table-cell table:style-name="ce22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8">
            <text:p>698</text:p>
          </table:table-cell>
          <table:table-cell table:style-name="ce22" office:value-type="string">
            <text:p>Natural site</text:p>
          </table:table-cell>
          <table:table-cell table:style-name="ce22" office:value-type="string">
            <text:p>palm</text:p>
          </table:table-cell>
          <table:table-cell table:style-name="ce22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9">
            <text:p>699</text:p>
          </table:table-cell>
          <table:table-cell table:style-name="ce22" office:value-type="string">
            <text:p>Fortress, castle</text:p>
          </table:table-cell>
          <table:table-cell table:style-name="ce22" office:value-type="string">
            <text:p>fortress</text:p>
          </table:table-cell>
          <table:table-cell table:style-name="ce22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0">
            <text:p>700</text:p>
          </table:table-cell>
          <table:table-cell table:style-name="ce22" office:value-type="string">
            <text:p>Pharmacy</text:p>
          </table:table-cell>
          <table:table-cell table:style-name="ce22" office:value-type="string">
            <text:p>pharmacy</text:p>
          </table:table-cell>
          <table:table-cell table:style-name="ce22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1">
            <text:p>701</text:p>
          </table:table-cell>
          <table:table-cell table:style-name="ce22" office:value-type="string">
            <text:p>Photo shop</text:p>
          </table:table-cell>
          <table:table-cell table:style-name="ce22" office:value-type="string">
            <text:p>photo</text:p>
          </table:table-cell>
          <table:table-cell table:style-name="ce22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2">
            <text:p>702</text:p>
          </table:table-cell>
          <table:table-cell table:style-name="ce22" office:value-type="string">
            <text:p>Car wash</text:p>
          </table:table-cell>
          <table:table-cell table:style-name="ce22" office:value-type="string">
            <text:p>carwash</text:p>
          </table:table-cell>
          <table:table-cell table:style-name="ce22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3">
            <text:p>703</text:p>
          </table:table-cell>
          <table:table-cell table:style-name="ce22" office:value-type="string">
            <text:p>ATM</text:p>
          </table:table-cell>
          <table:table-cell table:style-name="ce22" office:value-type="string">
            <text:p>atm</text:p>
          </table:table-cell>
          <table:table-cell table:style-name="ce22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4">
            <text:p>704</text:p>
          </table:table-cell>
          <table:table-cell table:style-name="ce22" office:value-type="string">
            <text:p>Textiles, fabrics</text:p>
          </table:table-cell>
          <table:table-cell table:style-name="ce22" office:value-type="string">
            <text:p>textiles</text:p>
          </table:table-cell>
          <table:table-cell table:style-name="ce22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5">
            <text:p>705</text:p>
          </table:table-cell>
          <table:table-cell table:style-name="ce22" office:value-type="string">
            <text:p>Bus dropoff</text:p>
          </table:table-cell>
          <table:table-cell table:style-name="ce22" office:value-type="string">
            <text:p>bustour</text:p>
          </table:table-cell>
          <table:table-cell table:style-name="ce22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06">
            <text:p>706</text:p>
          </table:table-cell>
          <table:table-cell table:style-name="ce22" office:value-type="string">
            <text:p>City, town, village</text:p>
          </table:table-cell>
          <table:table-cell table:style-name="ce22" office:value-type="string">
            <text:p>city</text:p>
          </table:table-cell>
          <table:table-cell table:style-name="ce22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7">
            <text:p>707</text:p>
          </table:table-cell>
          <table:table-cell table:style-name="ce22" office:value-type="string">
            <text:p>Mosque</text:p>
          </table:table-cell>
          <table:table-cell table:style-name="ce22" office:value-type="string">
            <text:p>mosque</text:p>
          </table:table-cell>
          <table:table-cell table:style-name="ce22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8">
            <text:p>708</text:p>
          </table:table-cell>
          <table:table-cell table:style-name="ce22" office:value-type="string">
            <text:p>Dam</text:p>
          </table:table-cell>
          <table:table-cell table:style-name="ce22" office:value-type="string">
            <text:p>dam</text:p>
          </table:table-cell>
          <table:table-cell table:style-name="ce22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09">
            <text:p>709</text:p>
          </table:table-cell>
          <table:table-cell table:style-name="ce22" office:value-type="string">
            <text:p>Cable car</text:p>
          </table:table-cell>
          <table:table-cell table:style-name="ce22" office:value-type="string">
            <text:p>cablecar</text:p>
          </table:table-cell>
          <table:table-cell table:style-name="ce22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10">
            <text:p>710</text:p>
          </table:table-cell>
          <table:table-cell table:style-name="ce22" office:value-type="string">
            <text:p>House</text:p>
          </table:table-cell>
          <table:table-cell table:style-name="ce22" office:value-type="string">
            <text:p>house</text:p>
          </table:table-cell>
          <table:table-cell table:style-name="ce22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1">
            <text:p>711</text:p>
          </table:table-cell>
          <table:table-cell table:style-name="ce22" office:value-type="string">
            <text:p>Water park</text:p>
          </table:table-cell>
          <table:table-cell table:style-name="ce22" office:value-type="string">
            <text:p>waterpark</text:p>
          </table:table-cell>
          <table:table-cell table:style-name="ce22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712">
            <text:p>712</text:p>
          </table:table-cell>
          <table:table-cell table:style-name="ce22" office:value-type="string">
            <text:p>Museum</text:p>
          </table:table-cell>
          <table:table-cell table:style-name="ce22" office:value-type="string">
            <text:p>museum_archeological</text:p>
          </table:table-cell>
          <table:table-cell table:style-name="ce22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3">
            <text:p>713</text:p>
          </table:table-cell>
          <table:table-cell table:style-name="ce22" office:value-type="string">
            <text:p>Village, hamlet</text:p>
          </table:table-cell>
          <table:table-cell table:style-name="ce22" office:value-type="string">
            <text:p>village</text:p>
          </table:table-cell>
          <table:table-cell table:style-name="ce22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4">
            <text:p>714</text:p>
          </table:table-cell>
          <table:table-cell table:style-name="ce22" office:value-type="string">
            <text:p>Tower building, skyscraper</text:p>
          </table:table-cell>
          <table:table-cell table:style-name="ce22" office:value-type="string">
            <text:p>moderntower</text:p>
          </table:table-cell>
          <table:table-cell table:style-name="ce22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5">
            <text:p>715</text:p>
          </table:table-cell>
          <table:table-cell table:style-name="ce22" office:value-type="string">
            <text:p>Motorbike shop</text:p>
          </table:table-cell>
          <table:table-cell table:style-name="ce22" office:value-type="string">
            <text:p>motorbike</text:p>
          </table:table-cell>
          <table:table-cell table:style-name="ce22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6">
            <text:p>716</text:p>
          </table:table-cell>
          <table:table-cell table:style-name="ce22" office:value-type="string">
            <text:p>Cemetery</text:p>
          </table:table-cell>
          <table:table-cell table:style-name="ce22" office:value-type="string">
            <text:p>tomb</text:p>
          </table:table-cell>
          <table:table-cell table:style-name="ce22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7">
            <text:p>717</text:p>
          </table:table-cell>
          <table:table-cell table:style-name="ce22" office:value-type="string">
            <text:p>Fish market</text:p>
          </table:table-cell>
          <table:table-cell table:style-name="ce22" office:value-type="string">
            <text:p>fish_trade</text:p>
          </table:table-cell>
          <table:table-cell table:style-name="ce22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8">
            <text:p>718</text:p>
          </table:table-cell>
          <table:table-cell table:style-name="ce22" office:value-type="string">
            <text:p>Climbing</text:p>
          </table:table-cell>
          <table:table-cell table:style-name="ce22" office:value-type="string">
            <text:p>climbing</text:p>
          </table:table-cell>
          <table:table-cell table:style-name="ce22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9">
            <text:p>719</text:p>
          </table:table-cell>
          <table:table-cell table:style-name="ce22" office:value-type="string">
            <text:p>Volcano</text:p>
          </table:table-cell>
          <table:table-cell table:style-name="ce22" office:value-type="string">
            <text:p>volcano</text:p>
          </table:table-cell>
          <table:table-cell table:style-name="ce22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0">
            <text:p>720</text:p>
          </table:table-cell>
          <table:table-cell table:style-name="ce22" office:value-type="string">
            <text:p>Mountains</text:p>
          </table:table-cell>
          <table:table-cell table:style-name="ce22" office:value-type="string">
            <text:p>mountains</text:p>
          </table:table-cell>
          <table:table-cell table:style-name="ce22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1">
            <text:p>721</text:p>
          </table:table-cell>
          <table:table-cell table:style-name="ce22" office:value-type="string">
            <text:p>View</text:p>
          </table:table-cell>
          <table:table-cell table:style-name="ce22" office:value-type="string">
            <text:p>beautifulview</text:p>
          </table:table-cell>
          <table:table-cell table:style-name="ce22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2">
            <text:p>722</text:p>
          </table:table-cell>
          <table:table-cell table:style-name="ce22" office:value-type="string">
            <text:p>Memorial</text:p>
          </table:table-cell>
          <table:table-cell table:style-name="ce22" office:value-type="string">
            <text:p>memorial</text:p>
          </table:table-cell>
          <table:table-cell table:style-name="ce22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3">
            <text:p>723</text:p>
          </table:table-cell>
          <table:table-cell table:style-name="ce22" office:value-type="string">
            <text:p>Old bridge</text:p>
          </table:table-cell>
          <table:table-cell table:style-name="ce22" office:value-type="string">
            <text:p>bridge_old</text:p>
          </table:table-cell>
          <table:table-cell table:style-name="ce22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4">
            <text:p>724</text:p>
          </table:table-cell>
          <table:table-cell table:style-name="ce22" office:value-type="string">
            <text:p>Statue</text:p>
          </table:table-cell>
          <table:table-cell table:style-name="ce22" office:value-type="string">
            <text:p>statue-2</text:p>
          </table:table-cell>
          <table:table-cell table:style-name="ce22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5">
            <text:p>725</text:p>
          </table:table-cell>
          <table:table-cell table:style-name="ce22" office:value-type="string">
            <text:p>Tower</text:p>
          </table:table-cell>
          <table:table-cell table:style-name="ce22" office:value-type="string">
            <text:p>tower</text:p>
          </table:table-cell>
          <table:table-cell table:style-name="ce22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26">
            <text:p>726</text:p>
          </table:table-cell>
          <table:table-cell table:style-name="ce22" office:value-type="string">
            <text:p>Sight</text:p>
          </table:table-cell>
          <table:table-cell table:style-name="ce22" office:value-type="string">
            <text:p>sight-2</text:p>
          </table:table-cell>
          <table:table-cell table:style-name="ce22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7">
            <text:p>727</text:p>
          </table:table-cell>
          <table:table-cell table:style-name="ce22" office:value-type="string">
            <text:p>Ruins</text:p>
          </table:table-cell>
          <table:table-cell table:style-name="ce22" office:value-type="string">
            <text:p>ruins-2</text:p>
          </table:table-cell>
          <table:table-cell table:style-name="ce22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8">
            <text:p>728</text:p>
          </table:table-cell>
          <table:table-cell table:style-name="ce22" office:value-type="string">
            <text:p>Cave</text:p>
          </table:table-cell>
          <table:table-cell table:style-name="ce22" office:value-type="string">
            <text:p>cave</text:p>
          </table:table-cell>
          <table:table-cell table:style-name="ce22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9">
            <text:p>729</text:p>
          </table:table-cell>
          <table:table-cell table:style-name="ce22" office:value-type="string">
            <text:p>Campsite</text:p>
          </table:table-cell>
          <table:table-cell table:style-name="ce22" office:value-type="string">
            <text:p>campfire</text:p>
          </table:table-cell>
          <table:table-cell table:style-name="ce22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0">
            <text:p>730</text:p>
          </table:table-cell>
          <table:table-cell table:style-name="ce22" office:value-type="string">
            <text:p>Well</text:p>
          </table:table-cell>
          <table:table-cell table:style-name="ce22" office:value-type="string">
            <text:p>waterwell</text:p>
          </table:table-cell>
          <table:table-cell table:style-name="ce22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1">
            <text:p>731</text:p>
          </table:table-cell>
          <table:table-cell table:style-name="ce22" office:value-type="string">
            <text:p>Sand dunes</text:p>
          </table:table-cell>
          <table:table-cell table:style-name="ce22" office:value-type="string">
            <text:p>desert-3</text:p>
          </table:table-cell>
          <table:table-cell table:style-name="ce22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2">
            <text:p>732</text:p>
          </table:table-cell>
          <table:table-cell table:style-name="ce22" office:value-type="string">
            <text:p>Driving license</text:p>
          </table:table-cell>
          <table:table-cell table:style-name="ce22" office:value-type="string">
            <text:p>car_orange</text:p>
          </table:table-cell>
          <table:table-cell table:style-name="ce22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33">
            <text:p>733</text:p>
          </table:table-cell>
          <table:table-cell table:style-name="ce22" office:value-type="string">
            <text:p>Shipwreck</text:p>
          </table:table-cell>
          <table:table-cell table:style-name="ce22" office:value-type="string">
            <text:p>shipwreck</text:p>
          </table:table-cell>
          <table:table-cell table:style-name="ce22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4">
            <text:p>734</text:p>
          </table:table-cell>
          <table:table-cell table:style-name="ce22" office:value-type="string">
            <text:p>Palace</text:p>
          </table:table-cell>
          <table:table-cell table:style-name="ce22" office:value-type="string">
            <text:p>palace-2</text:p>
          </table:table-cell>
          <table:table-cell table:style-name="ce22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5">
            <text:p>735</text:p>
          </table:table-cell>
          <table:table-cell table:style-name="ce22" office:value-type="string">
            <text:p>Kite surfing</text:p>
          </table:table-cell>
          <table:table-cell table:style-name="ce22" office:value-type="string">
            <text:p>kitesurfing</text:p>
          </table:table-cell>
          <table:table-cell table:style-name="ce22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6">
            <text:p>736</text:p>
          </table:table-cell>
          <table:table-cell table:style-name="ce22" office:value-type="string">
            <text:p>Parking</text:p>
          </table:table-cell>
          <table:table-cell table:style-name="ce22" office:value-type="string">
            <text:p>parking</text:p>
          </table:table-cell>
          <table:table-cell table:style-name="ce22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37">
            <text:p>737</text:p>
          </table:table-cell>
          <table:table-cell table:style-name="ce22" office:value-type="string">
            <text:p>Aquarium</text:p>
          </table:table-cell>
          <table:table-cell table:style-name="ce22" office:value-type="string">
            <text:p>aquarium</text:p>
          </table:table-cell>
          <table:table-cell table:style-name="ce22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8">
            <text:p>738</text:p>
          </table:table-cell>
          <table:table-cell table:style-name="ce22" office:value-type="string">
            <text:p>Art shop</text:p>
          </table:table-cell>
          <table:table-cell table:style-name="ce22" office:value-type="string">
            <text:p>museum_art</text:p>
          </table:table-cell>
          <table:table-cell table:style-name="ce22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39">
            <text:p>7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0">
            <text:p>7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1">
            <text:p>7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2">
            <text:p>7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3">
            <text:p>7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4">
            <text:p>7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5">
            <text:p>7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6">
            <text:p>7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7">
            <text:p>7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8">
            <text:p>7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9">
            <text:p>7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0">
            <text:p>7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1">
            <text:p>7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2">
            <text:p>7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3">
            <text:p>7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4">
            <text:p>7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5">
            <text:p>7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6">
            <text:p>7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7">
            <text:p>7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8">
            <text:p>7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9">
            <text:p>7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0">
            <text:p>7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1">
            <text:p>7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2">
            <text:p>7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3">
            <text:p>7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4">
            <text:p>7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5">
            <text:p>7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6">
            <text:p>7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7">
            <text:p>7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8">
            <text:p>7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9">
            <text:p>7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0">
            <text:p>7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1">
            <text:p>7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2">
            <text:p>7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3">
            <text:p>7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4">
            <text:p>7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5">
            <text:p>7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6">
            <text:p>7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7">
            <text:p>7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8">
            <text:p>7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9">
            <text:p>7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0">
            <text:p>7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1">
            <text:p>7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2">
            <text:p>7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3">
            <text:p>7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4">
            <text:p>7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5">
            <text:p>7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6">
            <text:p>7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7">
            <text:p>7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8">
            <text:p>7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9">
            <text:p>7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0">
            <text:p>7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1">
            <text:p>7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2">
            <text:p>7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3">
            <text:p>7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4">
            <text:p>7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5">
            <text:p>7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6">
            <text:p>7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7">
            <text:p>7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8">
            <text:p>7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9">
            <text:p>7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0">
            <text:p>8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1">
            <text:p>8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2">
            <text:p>8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3">
            <text:p>8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4">
            <text:p>8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5">
            <text:p>8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6">
            <text:p>8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7">
            <text:p>8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8">
            <text:p>8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9">
            <text:p>8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0">
            <text:p>8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1">
            <text:p>8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2">
            <text:p>8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3">
            <text:p>8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4">
            <text:p>8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5">
            <text:p>8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6">
            <text:p>8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7">
            <text:p>8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8">
            <text:p>8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9">
            <text:p>8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0">
            <text:p>8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1">
            <text:p>8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2">
            <text:p>8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3">
            <text:p>8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4">
            <text:p>8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5">
            <text:p>8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6">
            <text:p>8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7">
            <text:p>8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8">
            <text:p>8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9">
            <text:p>8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0">
            <text:p>8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1">
            <text:p>8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2">
            <text:p>8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3">
            <text:p>8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4">
            <text:p>8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5">
            <text:p>8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6">
            <text:p>8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7">
            <text:p>8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8">
            <text:p>8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9">
            <text:p>8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0">
            <text:p>8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1">
            <text:p>8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2">
            <text:p>8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3">
            <text:p>8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4">
            <text:p>8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5">
            <text:p>8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6">
            <text:p>8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7">
            <text:p>8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8">
            <text:p>8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9">
            <text:p>8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0">
            <text:p>8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1">
            <text:p>8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2">
            <text:p>8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3">
            <text:p>8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4">
            <text:p>8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5">
            <text:p>8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6">
            <text:p>8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7">
            <text:p>8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8">
            <text:p>8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9">
            <text:p>8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0">
            <text:p>8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1">
            <text:p>8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2">
            <text:p>8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3">
            <text:p>8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4">
            <text:p>8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5">
            <text:p>8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6">
            <text:p>8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7">
            <text:p>8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8">
            <text:p>8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9">
            <text:p>8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0">
            <text:p>8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1">
            <text:p>8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2">
            <text:p>8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3">
            <text:p>8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4">
            <text:p>8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5">
            <text:p>8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6">
            <text:p>8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7">
            <text:p>8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8">
            <text:p>8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9">
            <text:p>8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0">
            <text:p>8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1">
            <text:p>8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2">
            <text:p>8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3">
            <text:p>8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4">
            <text:p>8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5">
            <text:p>8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6">
            <text:p>8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7">
            <text:p>8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8">
            <text:p>8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9">
            <text:p>8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0">
            <text:p>8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1">
            <text:p>8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2">
            <text:p>8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3">
            <text:p>8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4">
            <text:p>8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5">
            <text:p>8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6">
            <text:p>8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7">
            <text:p>8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8">
            <text:p>8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9">
            <text:p>8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0">
            <text:p>9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1">
            <text:p>9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2">
            <text:p>9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3">
            <text:p>9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4">
            <text:p>9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5">
            <text:p>9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6">
            <text:p>9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7">
            <text:p>9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8">
            <text:p>9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9">
            <text:p>9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0">
            <text:p>9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1">
            <text:p>9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2">
            <text:p>9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3">
            <text:p>9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4">
            <text:p>9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5">
            <text:p>9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6">
            <text:p>9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7">
            <text:p>9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8">
            <text:p>9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9">
            <text:p>9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0">
            <text:p>9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1">
            <text:p>9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2">
            <text:p>9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3">
            <text:p>9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4">
            <text:p>9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5">
            <text:p>9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6">
            <text:p>9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7">
            <text:p>9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8">
            <text:p>9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9">
            <text:p>9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0">
            <text:p>9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1">
            <text:p>9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2">
            <text:p>9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3">
            <text:p>9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4">
            <text:p>9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5">
            <text:p>9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6">
            <text:p>9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7">
            <text:p>9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8">
            <text:p>9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9">
            <text:p>9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0">
            <text:p>9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1">
            <text:p>9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2">
            <text:p>9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3">
            <text:p>9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4">
            <text:p>9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5">
            <text:p>9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6">
            <text:p>9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7">
            <text:p>9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8">
            <text:p>9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9">
            <text:p>9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0">
            <text:p>9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1">
            <text:p>9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2">
            <text:p>9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3">
            <text:p>9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4">
            <text:p>9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5">
            <text:p>9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6">
            <text:p>9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7">
            <text:p>9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8">
            <text:p>9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9">
            <text:p>9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0">
            <text:p>9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1">
            <text:p>9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2">
            <text:p>9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3">
            <text:p>9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4">
            <text:p>9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5">
            <text:p>9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6">
            <text:p>9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7">
            <text:p>9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8">
            <text:p>9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9">
            <text:p>9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0">
            <text:p>9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1">
            <text:p>9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2">
            <text:p>9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3">
            <text:p>9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4">
            <text:p>9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5">
            <text:p>9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6">
            <text:p>9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7">
            <text:p>9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8">
            <text:p>9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9">
            <text:p>9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0">
            <text:p>9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1">
            <text:p>9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2">
            <text:p>9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3">
            <text:p>9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4">
            <text:p>9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5">
            <text:p>9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6">
            <text:p>9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7">
            <text:p>9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8">
            <text:p>9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9">
            <text:p>9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0">
            <text:p>9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1">
            <text:p>9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2">
            <text:p>9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3">
            <text:p>9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4">
            <text:p>9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5">
            <text:p>9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6">
            <text:p>9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7">
            <text:p>9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8">
            <text:p>9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9">
            <text:p>9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0">
            <text:p>10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1">
            <text:p>10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2">
            <text:p>10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3">
            <text:p>10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4">
            <text:p>10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5">
            <text:p>10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6">
            <text:p>10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7">
            <text:p>10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8">
            <text:p>10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9">
            <text:p>10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0">
            <text:p>10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1">
            <text:p>10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2">
            <text:p>10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3">
            <text:p>10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4">
            <text:p>10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5">
            <text:p>10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6">
            <text:p>10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7">
            <text:p>10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8">
            <text:p>10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9">
            <text:p>10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0">
            <text:p>10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1">
            <text:p>10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2">
            <text:p>10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3">
            <text:p>10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4">
            <text:p>10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5">
            <text:p>10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6">
            <text:p>10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7">
            <text:p>10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8">
            <text:p>10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9">
            <text:p>10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0">
            <text:p>10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1">
            <text:p>10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2">
            <text:p>10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3">
            <text:p>10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4">
            <text:p>10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5">
            <text:p>10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6">
            <text:p>10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7">
            <text:p>10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8">
            <text:p>10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9">
            <text:p>10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0">
            <text:p>10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1">
            <text:p>10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2">
            <text:p>10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3">
            <text:p>10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4">
            <text:p>10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5">
            <text:p>10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6">
            <text:p>10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7">
            <text:p>10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8">
            <text:p>10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9">
            <text:p>10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0">
            <text:p>10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1">
            <text:p>10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2">
            <text:p>10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3">
            <text:p>10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4">
            <text:p>10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5">
            <text:p>10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6">
            <text:p>10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7">
            <text:p>10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8">
            <text:p>10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9">
            <text:p>10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0">
            <text:p>10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1">
            <text:p>10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2">
            <text:p>10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3">
            <text:p>10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4">
            <text:p>10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5">
            <text:p>10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2" office:value-type="float" office:value="1">
            <text:p>1</text:p>
          </table:table-cell>
          <table:table-cell table:style-name="ce22" office:value-type="string">
            <text:p>Restaurants, hotels, cafes, tourism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 office:value-type="string">
            <text:p>Shopping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string">
            <text:p>Traffic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 office:value-type="string">
            <text:p>Service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Sights, attraction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 office:value-type="string">
            <text:p>Misc</text:p>
          </table:table-cell>
          <table:table-cell table:number-columns-repeated="2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2" office:value-type="string">
            <text:p>Coordinate converter:</text:p>
          </table:table-cell>
          <table:table-cell table:number-columns-repeated="3"/>
          <table:table-cell table:style-name="ce22" office:value-type="string">
            <text:p>Coordinates in decimal form:</text:p>
          </table:table-cell>
        </table:table-row>
        <table:table-row table:style-name="ro2">
          <table:table-cell table:style-name="ce22"/>
          <table:table-cell table:number-columns-repeated="3"/>
          <table:table-cell table:style-name="ce27" table:formula="oooc:=[.A5]+[.B5]/60+[.C5]/3600" office:value-type="string">
            <text:p>21.1610278</text:p>
          </table:table-cell>
          <table:table-cell table:style-name="ce27" table:formula="oooc:=[.A9]+[.B9]/60+[.C9]/3600" office:value-type="string">
            <text:p>39.9570000</text:p>
          </table:table-cell>
        </table:table-row>
        <table:table-row table:style-name="ro2">
          <table:table-cell table:style-name="ce22" office:value-type="string">
            <text:p>Lat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.7">
            <text:p>39.7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Long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39">
            <text:p>3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29"/>
        </table:table-row>
        <table:table-row table:style-name="ro2">
          <table:table-cell table:style-name="ce30"/>
        </table:table-row>
        <table:table-row table:style-name="ro2">
          <table:table-cell/>
          <table:table-cell table:style-name="ce32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